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7a3e"/>
    </style:style>
    <style:style style:name="P2" style:family="paragraph" style:parent-style-name="Standard">
      <style:paragraph-properties fo:text-align="center" style:justify-single-word="false"/>
      <style:text-properties officeooo:rsid="00137a3e" officeooo:paragraph-rsid="00137a3e"/>
    </style:style>
    <style:style style:name="P3" style:family="paragraph" style:parent-style-name="Standard">
      <style:paragraph-properties fo:text-align="start" style:justify-single-word="false"/>
      <style:text-properties officeooo:rsid="00137a3e" officeooo:paragraph-rsid="00137a3e"/>
    </style:style>
    <style:style style:name="P4" style:family="paragraph" style:parent-style-name="Standard">
      <style:paragraph-properties fo:text-align="start" style:justify-single-word="false"/>
      <style:text-properties officeooo:rsid="00137a3e" officeooo:paragraph-rsid="0013a497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7a3e" officeooo:paragraph-rsid="00137a3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7a3e" officeooo:paragraph-rsid="0013a49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a497" officeooo:paragraph-rsid="0013a49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ee60" officeooo:paragraph-rsid="0013ee6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a8e6" officeooo:paragraph-rsid="0015a8e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3ee60" officeooo:paragraph-rsid="0013ee60" style:font-weight-asian="bold" style:font-weight-complex="bold"/>
    </style:style>
    <style:style style:name="T1" style:family="text">
      <style:text-properties officeooo:rsid="00137a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497" style:font-weight-asian="bold" style:font-weight-complex="bold"/>
    </style:style>
    <style:style style:name="T4" style:family="text">
      <style:text-properties fo:font-weight="bold" officeooo:rsid="0015a8e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a497" style:font-weight-asian="normal" style:font-weight-complex="normal"/>
    </style:style>
    <style:style style:name="T7" style:family="text">
      <style:text-properties officeooo:rsid="0013a497"/>
    </style:style>
    <style:style style:name="T8" style:family="text">
      <style:text-properties officeooo:rsid="0015a8e6"/>
    </style:style>
    <style:style style:name="T9" style:family="text">
      <style:text-properties officeooo:rsid="001759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2 </text:p>
      <text:p text:style-name="P1"><text:span text:style-name="T1">Shubham Kumar</text:span></text:p>
      <text:p text:style-name="P2">200966</text:p>
      <text:p text:style-name="P2">Readme file</text:p>
      <text:p text:style-name="P3"/>
      <text:p text:style-name="P3"/>
      <text:p text:style-name="P3"/>
      <text:p text:style-name="P3">modifier isOwner :-</text:p>
      <text:p text:style-name="P3"/>
      <text:p text:style-name="P3"><text:tab/><text:tab/>If sender is the owner then execution of <text:s/>function happens otherwise its throw an <text:s text:c="2"/><text:tab/><text:tab/>error and transaction is reverted.</text:p>
      <text:p text:style-name="P3"><text:tab/><text:tab/>We use this modifier in <text:span text:style-name="T2">settleDues and viewDues function</text:span>.</text:p>
      <text:p text:style-name="P3"/>
      <text:p text:style-name="P3">GetCompundInterest :-</text:p>
      <text:p text:style-name="P3"><text:tab/><text:tab/></text:p>
      <text:p text:style-name="P4"><text:tab/><text:tab/>requires <text:span text:style-name="T2">principle amount</text:span><text:span text:style-name="T3">(</text:span><text:span text:style-name="T2">uint256</text:span><text:span text:style-name="T3">)</text:span><text:span text:style-name="T2"> , rate</text:span><text:span text:style-name="T3">(</text:span><text:span text:style-name="T2">uint</text:span><text:span text:style-name="T3">)</text:span><text:span text:style-name="T2"> and time</text:span><text:span text:style-name="T3">(</text:span><text:span text:style-name="T2">uint</text:span><text:span text:style-name="T3">)</text:span></text:p>
      <text:p text:style-name="P3"><text:span text:style-name="T2"><text:tab/><text:tab/></text:span><text:span text:style-name="T5">Returns </text:span><text:span text:style-name="T3">total amount</text:span><text:span text:style-name="T6"> to be paid in </text:span><text:span text:style-name="T3">uint256</text:span></text:p>
      <text:p text:style-name="P3"><text:span text:style-name="T3"/></text:p>
      <text:p text:style-name="P3"><text:span text:style-name="T3"><text:tab/><text:tab/>sample input:-</text:span></text:p>
      <text:p text:style-name="P3"><text:span text:style-name="T3"><text:tab/><text:tab/><text:tab/><text:tab/>10,000 <text:s/>, 5 , 2</text:span></text:p>
      <text:p text:style-name="P3"><text:span text:style-name="T3"><text:tab/><text:tab/>output :-</text:span></text:p>
      <text:p text:style-name="P3"><text:span text:style-name="T3"><text:tab/><text:tab/><text:tab/><text:tab/>11025</text:span></text:p>
      <text:p text:style-name="P5"><text:tab/><text:tab/></text:p>
      <text:p text:style-name="P5"><text:tab/><text:tab/><text:span text:style-name="T7">we use the modifier “pure” in this function neither read nor change any state <text:tab/><text:tab/><text:tab/>variable. </text:span></text:p>
      <text:p text:style-name="P5"/>
      <text:p text:style-name="P7">ReqLoan :-</text:p>
      <text:p text:style-name="P4"><text:tab/><text:tab/></text:p>
      <text:p text:style-name="P4"><text:tab/><text:tab/>requires <text:span text:style-name="T2">principle amount</text:span><text:span text:style-name="T3">(</text:span><text:span text:style-name="T2">uint256</text:span><text:span text:style-name="T3">)</text:span><text:span text:style-name="T2"> , rate</text:span><text:span text:style-name="T3">(</text:span><text:span text:style-name="T2">uint</text:span><text:span text:style-name="T3">)</text:span><text:span text:style-name="T2"> and time</text:span><text:span text:style-name="T3">(</text:span><text:span text:style-name="T2">uint</text:span><text:span text:style-name="T3">)</text:span></text:p>
      <text:p text:style-name="P6"><text:span text:style-name="T3"><text:tab/><text:tab/></text:span><text:span text:style-name="T7">Returns </text:span><text:span text:style-name="T3">boolean value</text:span><text:span text:style-name="T7"> to tell whether the mapping is successful or not.</text:span></text:p>
      <text:p text:style-name="P6"/>
      <text:p text:style-name="P4"><text:span text:style-name="T3"><text:tab/><text:tab/>sample input:-</text:span></text:p>
      <text:p text:style-name="P4"><text:span text:style-name="T3"><text:tab/><text:tab/><text:tab/><text:tab/>10,000 <text:s/>, 5 , 2</text:span></text:p>
      <text:p text:style-name="P4"><text:span text:style-name="T3"/></text:p>
      <text:p text:style-name="P4"><text:span text:style-name="T3"><text:tab/><text:tab/>processing <text:s/></text:span></text:p>
      <text:p text:style-name="P4"><text:span text:style-name="T3"><text:s text:c="47"/>maps loans[msg.senders] to amount calculated above.</text:span></text:p>
      <text:p text:style-name="P4"><text:span text:style-name="T3"/></text:p>
      <text:p text:style-name="P4"><text:span text:style-name="T3"><text:tab/><text:tab/>output :-</text:span></text:p>
      <text:p text:style-name="P6"><text:span text:style-name="T3"><text:tab/><text:tab/><text:tab/><text:tab/>1</text:span></text:p>
      <text:p text:style-name="P6"><text:tab/><text:tab/></text:p>
      <text:p text:style-name="P6"><text:tab/><text:tab/><text:span text:style-name="T7">here we first calculate the amount by calling the function GetCompoundInterest </text:span></text:p>
      <text:p text:style-name="P6"><text:span text:style-name="T7"><text:tab/><text:tab/>, then map this amount to senders address and emit a request to log all things.</text:span></text:p>
      <text:p text:style-name="P6"><text:tab/><text:tab/><text:span text:style-name="T7">All things goes well we will return true;</text:span></text:p>
      <text:p text:style-name="P6"/>
      <text:p text:style-name="P8">getOwnerBalance :-</text:p>
      <text:p text:style-name="P8"><text:tab/></text:p>
      <text:p text:style-name="P8"><text:tab/><text:tab/>in this function we ownerbalance by calling the function getBalance by passing <text:s/><text:tab/><text:tab/><text:tab/>Owner address. We can’t use msg.sender as we might use address of owner.</text:p>
      <text:p text:style-name="P8"><text:tab/><text:tab/>So we call with owner address which is initialised when we deploy contract by <text:tab/><text:tab/><text:tab/>constructor.</text:p>
      <text:p text:style-name="P8"><text:tab/><text:tab/></text:p>
      <text:p text:style-name="P8"><text:tab/><text:tab/>I made it view only because it doesn’t change any values.</text:p>
      <text:p text:style-name="P8"><text:soft-page-break/><text:tab/><text:tab/></text:p>
      <text:p text:style-name="P8"><text:tab/><text:tab/><text:span text:style-name="T2">NO arguments requires</text:span></text:p>
      <text:p text:style-name="P8"><text:span text:style-name="T2"/></text:p>
      <text:p text:style-name="P10"><text:tab/><text:tab/>output : owner’s balance </text:p>
      <text:p text:style-name="P10"/>
      <text:p text:style-name="P8">viewDues:-</text:p>
      <text:p text:style-name="P8"/>
      <text:p text:style-name="P8"><text:tab/><text:tab/>just returns dues by using loans mapping. <text:span text:style-name="T8">The </text:span><text:span text:style-name="T4">address of the caller </text:span><text:span text:style-name="T8">this must be <text:tab/><text:tab/></text:span><text:span text:style-name="T4">owner</text:span><text:span text:style-name="T8"> because we use </text:span><text:span text:style-name="T4">isOwner </text:span><text:span text:style-name="T8">modifier otherwise transaction will be reverted.</text:span></text:p>
      <text:p text:style-name="P8"><text:tab/><text:tab/></text:p>
      <text:p text:style-name="P8"><text:tab/><text:tab/>input:-</text:p>
      <text:p text:style-name="P8"><text:tab/><text:tab/><text:tab/><text:span text:style-name="T2">address of creditor </text:span></text:p>
      <text:p text:style-name="P10"/>
      <text:p text:style-name="P8"><text:tab/><text:tab/>output:-</text:p>
      <text:p text:style-name="P8"><text:s text:c="3"/><text:tab/> <text:s text:c="2"/><text:tab/><text:tab/><text:span text:style-name="T4">return uint256 amount to be paid to that creditor</text:span></text:p>
      <text:p text:style-name="P9"/>
      <text:p text:style-name="P9"/>
      <text:p text:style-name="P9">settledues :-</text:p>
      <text:p text:style-name="P9"><text:tab/><text:tab/></text:p>
      <text:p text:style-name="P9"><text:tab/><text:tab/>argument : - </text:p>
      <text:p text:style-name="P9"><text:tab/><text:tab/><text:tab/><text:tab/>address of the creditor</text:p>
      <text:p text:style-name="P9"><text:tab/><text:tab/>processing:-</text:p>
      <text:p text:style-name="P9"><text:tab/><text:tab/><text:tab/><text:tab/>settles the loan if the owner amount is greater than the loan amount <text:tab/><text:tab/><text:tab/><text:tab/>and returns true itherwise return false.</text:p>
      <text:p text:style-name="P9"><text:tab/><text:tab/><text:tab/><text:tab/></text:p>
      <text:p text:style-name="P9"><text:tab/><text:tab/><text:tab/><text:tab/>settling amount means send the coin equals to that amount by calling <text:tab/><text:tab/><text:tab/><text:tab/>the sendCoin function and <text:span text:style-name="T9">update the mapping to make it zero.</text:span></text:p>
      <text:p text:style-name="P9"><text:tab/><text:tab/><text:span text:style-name="T9">Returns:-</text:span></text:p>
      <text:p text:style-name="P9"><text:tab/><text:tab/><text:tab/><text:tab/><text:span text:style-name="T9">true /false(boolea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5:14:27.499819968</meta:creation-date>
    <dc:date>2022-06-26T16:02:08.057370905</dc:date>
    <meta:editing-duration>PT3M29S</meta:editing-duration>
    <meta:editing-cycles>1</meta:editing-cycles>
    <meta:document-statistic meta:table-count="0" meta:image-count="0" meta:object-count="0" meta:page-count="2" meta:paragraph-count="57" meta:word-count="309" meta:character-count="2066" meta:non-whitespace-character-count="1605"/>
    <meta:generator>LibreOffice/6.4.7.2$Linux_X86_64 LibreOffice_project/40$Build-2</meta:generator>
  </office:meta>
</office:document-meta>
</file>